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Normální" style:family="paragraph">
      <style:text-properties fo:font-weight="bold" style:font-weight-asian="bold"/>
    </style:style>
    <style:style style:name="P18" style:parent-style-name="Nadpis1" style:family="paragraph">
      <style:paragraph-properties fo:text-align="justify"/>
    </style:style>
    <style:style style:name="T19" style:parent-style-name="instrukce" style:family="text">
      <style:text-properties style:use-window-font-color="true"/>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P23" style:parent-style-name="Číslovanýseznam" style:family="paragraph">
      <style:paragraph-properties fo:margin-left="0.3937in" fo:text-indent="-0.3937in">
        <style:tab-stops>
          <style:tab-stop style:type="left" style:position="0in"/>
        </style:tab-stops>
      </style:paragraph-properties>
    </style:style>
    <style:style style:name="P24" style:parent-style-name="Číslovanýseznam" style:family="paragraph">
      <style:paragraph-properties fo:margin-left="0.25in" fo:text-indent="-0.25in">
        <style:tab-stops>
          <style:tab-stop style:type="left" style:position="0.1437in"/>
        </style:tab-stops>
      </style:paragraph-properties>
    </style:style>
    <style:style style:name="T25" style:parent-style-name="Standardnípísmoodstavce" style:family="text">
      <style:text-properties fo:font-weight="bold" style:font-weight-asian="bold"/>
    </style:style>
    <style:style style:name="T26" style:parent-style-name="Standardnípísmoodstavce" style:family="text">
      <style:text-properties fo:font-weight="bold" style:font-weight-asian="bold"/>
    </style:style>
    <style:style style:name="T27" style:parent-style-name="Standardnípísmoodstavce" style:family="text">
      <style:text-properties fo:font-weight="bold" style:font-weight-asian="bold"/>
    </style:style>
    <style:style style:name="T28" style:parent-style-name="Standardnípísmoodstavce" style:family="text">
      <style:text-properties fo:font-weight="bold" style:font-weight-asian="bold"/>
    </style:style>
    <style:style style:name="T29" style:parent-style-name="Standardnípísmoodstavce" style:family="text">
      <style:text-properties fo:font-weight="bold" style:font-weight-asian="bold"/>
    </style:style>
    <style:style style:name="T30" style:parent-style-name="Značkapozn.podčarou" style:family="text">
      <style:text-properties fo:font-weight="normal" style:font-weight-asian="normal" fo:font-size="9pt" style:font-size-asian="9pt"/>
    </style:style>
    <style:style style:name="T31" style:parent-style-name="Standardnípísmoodstavce" style:family="text">
      <style:text-properties fo:font-style="italic" style:font-style-asian="italic"/>
    </style:style>
    <style:style style:name="T32" style:parent-style-name="Hypertextovýodkaz" style:family="text">
      <style:text-properties fo:font-size="9pt" style:font-size-asian="9pt"/>
    </style:style>
    <style:style style:name="T33" style:parent-style-name="Standardnípísmoodstavce" style:family="text">
      <style:text-properties fo:font-weight="bold" style:font-weight-asian="bold"/>
    </style:style>
    <style:style style:name="T34" style:parent-style-name="Standardnípísmoodstavce" style:family="text">
      <style:text-properties fo:font-weight="bold" style:font-weight-asian="bold"/>
    </style:style>
    <style:style style:name="TableColumn36" style:family="table-column">
      <style:table-column-properties style:column-width="3.3236in"/>
    </style:style>
    <style:style style:name="TableColumn37" style:family="table-column">
      <style:table-column-properties style:column-width="0.9902in"/>
    </style:style>
    <style:style style:name="TableColumn38" style:family="table-column">
      <style:table-column-properties style:column-width="1.7416in"/>
    </style:style>
    <style:style style:name="Table35" style:family="table">
      <style:table-properties style:width="6.0555in" fo:margin-left="0in" table:align="center"/>
    </style:style>
    <style:style style:name="TableRow39" style:family="table-row">
      <style:table-row-properties/>
    </style:style>
    <style:style style:name="TableCell40" style:family="table-cell">
      <style:table-cell-properties fo:border="0.0069in solid #000000" fo:background-color="#F2F2F2" style:writing-mode="lr-tb" fo:padding-top="0in" fo:padding-left="0.075in" fo:padding-bottom="0in" fo:padding-right="0.075in"/>
    </style:style>
    <style:style style:name="P41" style:parent-style-name="Normální" style:family="paragraph">
      <style:text-properties fo:font-weight="bold" style:font-weight-asian="bold"/>
    </style:style>
    <style:style style:name="TableCell42" style:family="table-cell">
      <style:table-cell-properties fo:border="0.0069in solid #000000" fo:background-color="#F2F2F2" style:writing-mode="lr-tb" fo:padding-top="0in" fo:padding-left="0.075in" fo:padding-bottom="0in" fo:padding-right="0.075in"/>
    </style:style>
    <style:style style:name="P43" style:parent-style-name="Normální" style:family="paragraph">
      <style:text-properties fo:font-weight="bold" style:font-weight-asian="bold"/>
    </style:style>
    <style:style style:name="TableCell44" style:family="table-cell">
      <style:table-cell-properties fo:border="0.0069in solid #000000" fo:background-color="#F2F2F2" style:writing-mode="lr-tb" fo:padding-top="0in" fo:padding-left="0.075in" fo:padding-bottom="0in" fo:padding-right="0.075in"/>
    </style:style>
    <style:style style:name="P45" style:parent-style-name="Normální" style:family="paragraph">
      <style:paragraph-properties fo:text-align="center"/>
      <style:text-properties fo:font-weight="bold" style:font-weight-asian="bold"/>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ální" style:family="paragraph">
      <style:text-properties fo:font-weight="bold" style:font-weight-asian="bold"/>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P51" style:parent-style-name="Normální" style:family="paragraph">
      <style:paragraph-properties fo:text-align="center"/>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54" style:parent-style-name="Značkapozn.podčarou" style:family="text">
      <style:text-properties fo:font-weight="normal" style:font-weight-asian="normal" fo:font-size="9pt" style:font-size-asian="9pt"/>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P57" style:parent-style-name="Normální" style:family="paragraph">
      <style:paragraph-properties fo:text-align="center"/>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P62" style:parent-style-name="Normální" style:family="paragraph">
      <style:paragraph-properties fo:text-align="center"/>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P67" style:parent-style-name="Normální" style:family="paragraph">
      <style:paragraph-properties fo:text-align="center"/>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P72" style:parent-style-name="Normální" style:family="paragraph">
      <style:paragraph-properties fo:text-align="center"/>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Normální" style:family="paragraph">
      <style:text-properties fo:font-weight="bold" style:font-weight-asian="bold"/>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P78" style:parent-style-name="Normální" style:family="paragraph">
      <style:paragraph-properties fo:text-align="center"/>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P83" style:parent-style-name="Normální" style:family="paragraph">
      <style:paragraph-properties fo:text-align="center"/>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ální" style:family="paragraph">
      <style:text-properties fo:font-weight="bold" style:font-weight-asian="bold"/>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P89" style:parent-style-name="Normální" style:family="paragraph">
      <style:paragraph-properties fo:text-align="center"/>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P94" style:parent-style-name="Normální" style:family="paragraph">
      <style:paragraph-properties fo:text-align="center"/>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P99" style:parent-style-name="Normální" style:family="paragraph">
      <style:paragraph-properties fo:text-align="center"/>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ální" style:family="paragraph">
      <style:text-properties fo:font-weight="bold" style:font-weight-asian="bold"/>
    </style:style>
    <style:style style:name="TableCell103" style:family="table-cell">
      <style:table-cell-properties fo:border="0.0069in solid #000000" style:writing-mode="lr-tb" fo:padding-top="0in" fo:padding-left="0.075in" fo:padding-bottom="0in" fo:padding-right="0.075in"/>
    </style:style>
    <style:style style:name="T104" style:parent-style-name="Značkapozn.podčarou" style:family="text">
      <style:text-properties fo:font-weight="normal" style:font-weight-asian="normal" fo:font-size="9pt" style:font-size-asian="9pt"/>
    </style:style>
    <style:style style:name="TableCell105" style:family="table-cell">
      <style:table-cell-properties fo:border="0.0069in solid #000000" style:writing-mode="lr-tb" fo:padding-top="0in" fo:padding-left="0.075in" fo:padding-bottom="0in" fo:padding-right="0.075in"/>
    </style:style>
    <style:style style:name="P106" style:parent-style-name="Normální" style:family="paragraph">
      <style:paragraph-properties fo:text-align="center"/>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P111" style:parent-style-name="Normální" style:family="paragraph">
      <style:paragraph-properties fo:text-align="center"/>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115" style:parent-style-name="Značkapozn.podčarou" style:family="text">
      <style:text-properties fo:font-weight="normal" style:font-weight-asian="normal" fo:font-size="9pt" style:font-size-asian="9pt"/>
    </style:style>
    <style:style style:name="TableCell116" style:family="table-cell">
      <style:table-cell-properties fo:border="0.0069in solid #000000" style:writing-mode="lr-tb" fo:padding-top="0in" fo:padding-left="0.075in" fo:padding-bottom="0in" fo:padding-right="0.075in"/>
    </style:style>
    <style:style style:name="P117" style:parent-style-name="Normální" style:family="paragraph">
      <style:paragraph-properties fo:text-align="center"/>
    </style:style>
    <style:style style:name="T118" style:parent-style-name="Standardnípísmoodstavce" style:family="text">
      <style:text-properties fo:font-weight="bold" style:font-weight-asian="bold"/>
    </style:style>
    <style:style style:name="T119" style:parent-style-name="Standardnípísmoodstavce" style:family="text">
      <style:text-properties fo:font-weight="bold" style:font-weight-asian="bold"/>
    </style:style>
    <style:style style:name="T120" style:parent-style-name="Standardnípísmoodstavce" style:family="text">
      <style:text-properties fo:font-weight="bold" style:font-weight-asian="bold"/>
    </style:style>
    <style:style style:name="T121" style:parent-style-name="Standardnípísmoodstavce" style:family="text">
      <style:text-properties fo:font-style="italic" style:font-style-asian="italic"/>
    </style:style>
    <style:style style:name="P122" style:parent-style-name="podpis" style:family="paragraph">
      <style:paragraph-properties fo:margin-top="0.3333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K106 47/2024</text:p>
            <text:p text:style-name="Normální">KVOP-26395/2024</text:p>
            <text:p text:style-name="Normální">02. 07. 2024</text:p>
            <text:p text:style-name="Normální"/>
            <text:p text:style-name="Normální"/>
            <text:p text:style-name="Normální"/>
            <text:p text:style-name="Normální"/>
            <text:p text:style-name="Normální"/>
          </table:table-cell>
          <table:table-cell table:style-name="TableCell16">
            <text:p text:style-name="Normální"><text:s text:c="5"/></text:p>
            <text:p text:style-name="Normální"><text:s text:c="5"/></text:p>
            <text:p text:style-name="Normální">Vážený pan</text:p>
            <text:p text:style-name="Normální">R. Š.</text:p>
            <text:p text:style-name="Normální"/>
            <text:p text:style-name="Normální"/>
            <text:p text:style-name="Normální"/>
            <text:p text:style-name="P17">ID DS:<text:s/></text:p>
            <text:p text:style-name="Normální"/>
            <text:p text:style-name="Normální"/>
            <text:p text:style-name="Normální"/>
          </table:table-cell>
        </table:table-row>
      </table:table>
      <text:h text:style-name="P18" text:outline-level="1">Sdělení<text:s/>o vyřízení žádosti o informace podle zákona č. 106/1999 Sb., o svobodném přístupu k informacím</text:h>
      <text:p text:style-name="Základnítext">Vážený pane Š.,</text:p>
      <text:p text:style-name="Základnítext">dne<text:s/><text:span text:style-name="T19">27. června 2024</text:span><text:span text:style-name="instrukce"><text:s/></text:span>obdržela Kancelář veřejného ochránce práv Vaši žádost o informace. Žádáte o:</text:p>
      <text:list text:style-name="LFO3_1" text:continue-numbering="true">
        <text:list-item>
          <text:p text:style-name="P20">Sdělení počtu návštěv v zařízeních zajišťujících výkon ústavní formy ochranného léčení uskutečněných v letech 2019 – 2023.</text:p>
        </text:list-item>
        <text:list-item>
          <text:p text:style-name="P21">Výčet zařízení zajišťujících výkon ústavní formy ochranného léčení, které byly v letech 2019 – 2023 podrobeny návštěvě veřejným ochráncem práv.</text:p>
        </text:list-item>
        <text:list-item>
          <text:p text:style-name="P22">Sdělení počtu zjištěných<text:s/>nedostatků při návštěvách podle předchozího bodu a vymezení nejčastějších nedostatků, které byly při návštěvách zjištěny.</text:p>
        </text:list-item>
        <text:list-item>
          <text:p text:style-name="P23">Sdělení počtu podnětů adresovaných veřejnému ochránci práv od fyzických osob ve výkonu ochranného léčení v ústavní formě v letech 2019<text:s/>– 2023.</text:p>
        </text:list-item>
      </text:list>
      <text:p text:style-name="P24"><text:span text:style-name="Silné">Dáváme Vám tyto informace</text:span>:</text:p>
      <text:h text:style-name="Nadpis2" text:outline-level="2">K bodu č. 1</text:h>
      <text:p text:style-name="Základnítext"><text:span text:style-name="T25">Mezi lety 2019 a 2023 ombudsman provedl 13 návštěv v zařízeních zajišťujících výkon ústavní formy ochranného léčení.</text:span><text:s/>Celkem v tomto období ombudsman navštívil 29 psychiatrických zařízení. Zbylé návštěvy byly<text:s/>zaměřeny buďto na dětské psychiatrické nemocnice, či pouze na dětská oddělení psychiatrických nemocnic, nebo na psychiatrická oddělení všeobecných nemocnic, což jsou zařízení a oddělení, kde se ochranné léčení v ústavní formě nevykonává.</text:p>
      <text:p text:style-name="Základnítext"><text:span text:style-name="T26">Ombudsman až na vý</text:span><text:span text:style-name="T27">jimky při návštěvě zařízení nenavštíví všechna oddělení</text:span>. Zaměřuje se zpravidla na oddělení, která jsou si typově blízká.<text:s/><text:span text:style-name="T28">Ze</text:span> <text:span text:style-name="T29">13 uvedených návštěv se pouze čtyři intenzivněji zaměřovaly na oddělení pro výkon ochranného léčení.</text:span><text:s/>Zbylé návštěvy se zaměřily na oddělení psychiatrických nemocnic, kde pacienti vykonávající ochranné léčení jsou spíše ojediněle. Jednalo se zejména o gerontopsychiatrická oddělení. Relativně nižší četnost návštěv ombudsmana na odděleních, kde se vykonává ochranné léčení, vyplývá z toho,<text:s/>že ombudsman v roce 2019 vydal souhrnnou zprávu zaměřenou právě na ochranné<text:s/><text:soft-page-break/>léčení.<text:span text:style-name="Značkapozn.podčarou"><text:note text:note-class="footnote" text:id="_ftn0"><text:note-citation>1</text:note-citation><text:note-body><text:p text:style-name="Textpozn.podčarou"><text:s/><text:span text:style-name="T30"><text:tab/></text:span>Souhrnná zpráva veřejného ochránce práv ze dne 12. září 2019.<text:s/><text:span text:style-name="T31">Ochranné léčení, omezovací prostředky a další témata, zpráva ze systematických návštěv</text:span>. Sp. zn. 21/2016/NZ,<text:s/><text:a xlink:href="https://eso.ochrance.cz/Nalezene/Edit/7436" office:target-frame-name="_top" xlink:show="replace"><text:span text:style-name="T32">eso.ochrance.cz</text:span></text:a>.<text:s/></text:p></text:note-body></text:note></text:span><text:s/>Ombudsman se v terénu věnoval oblastem, v nichž neměl aktuální poznatky. V oblasti ochranného léčení se zaměřil na prosazování opatření ze souhrnné zprávy.</text:p>
      <text:h text:style-name="Nadpis2" text:outline-level="2">K bodu č. 2</text:h>
      <text:p text:style-name="Základnítext"><text:span text:style-name="T33">Výčet z</text:span><text:span text:style-name="T34">ařízení obsahuje tabulka níže.</text:span><text:s/>Uvádím i spisovou značku, pod kterou je možné dohledat zprávu a komunikaci o ní se zařízením a dalšími úřady v <text:a xlink:href="https://eso.ochrance.cz/" office:target-frame-name="_top" xlink:show="replace"><text:span text:style-name="Hypertextovýodkaz">Evidenci stanovisek ochránce</text:span></text:a>. Tučně jsou zdůrazněny ta zařízení, jejichž<text:s/>návštěva se intenzivněji zaměřila na oddělení pro výkon ochranného léčení.</text:p>
      <text:p text:style-name="Základnítext"/>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Název zařízení</text:p>
          </table:table-cell>
          <table:table-cell table:style-name="TableCell42">
            <text:p text:style-name="P43">Sp. zn.</text:p>
          </table:table-cell>
          <table:table-cell table:style-name="TableCell44">
            <text:p text:style-name="P45">Počet opatření k nápravě</text:p>
          </table:table-cell>
        </table:table-row>
        <table:table-row table:style-name="TableRow46">
          <table:table-cell table:style-name="TableCell47">
            <text:p text:style-name="P48">Psychiatrická léčebna Petrohrad</text:p>
          </table:table-cell>
          <table:table-cell table:style-name="TableCell49">
            <text:p text:style-name="Normální"><text:a xlink:href="https://eso.ochrance.cz/Nalezene/Edit/8550" office:target-frame-name="_top" xlink:show="replace"><text:span text:style-name="Hypertextovýodkaz">27/2019/NZ</text:span></text:a></text:p>
          </table:table-cell>
          <table:table-cell table:style-name="TableCell50">
            <text:p text:style-name="P51">38</text:p>
          </table:table-cell>
        </table:table-row>
        <table:table-row table:style-name="TableRow52">
          <table:table-cell table:style-name="TableCell53">
            <text:p text:style-name="Normální">Psychiatrická nemocnice<text:s/>Bohnice - COVID<text:span text:style-name="Značkapozn.podčarou"><text:note text:note-class="footnote" text:id="_ftn1"><text:note-citation>2</text:note-citation><text:note-body><text:p text:style-name="Textpozn.podčarou"><text:s/><text:span text:style-name="T54"><text:tab/></text:span>Návštěva zaměřená zejména na témata souvisejíc s epidemií COVID.<text:s/></text:p></text:note-body></text:note></text:span></text:p>
          </table:table-cell>
          <table:table-cell table:style-name="TableCell55">
            <text:p text:style-name="Normální"><text:a xlink:href="https://eso.ochrance.cz/Nalezene/Edit/8268" office:target-frame-name="_top" xlink:show="replace"><text:span text:style-name="Hypertextovýodkaz">6/2020/NZ</text:span></text:a></text:p>
          </table:table-cell>
          <table:table-cell table:style-name="TableCell56">
            <text:p text:style-name="P57">6</text:p>
          </table:table-cell>
        </table:table-row>
        <table:table-row table:style-name="TableRow58">
          <table:table-cell table:style-name="TableCell59">
            <text:p text:style-name="Normální">Psychiatrická nemocnice Jihlava - COVID<text:s/></text:p>
          </table:table-cell>
          <table:table-cell table:style-name="TableCell60">
            <text:p text:style-name="Normální"><text:a xlink:href="https://eso.ochrance.cz/Nalezene/Edit/8240" office:target-frame-name="_top" xlink:show="replace"><text:span text:style-name="Hypertextovýodkaz">16/2020/NZ</text:span></text:a></text:p>
          </table:table-cell>
          <table:table-cell table:style-name="TableCell61">
            <text:p text:style-name="P62">11</text:p>
          </table:table-cell>
        </table:table-row>
        <table:table-row table:style-name="TableRow63">
          <table:table-cell table:style-name="TableCell64">
            <text:p text:style-name="Normální">Psychiatrická nemocnice v Kroměříži - COVID</text:p>
          </table:table-cell>
          <table:table-cell table:style-name="TableCell65">
            <text:p text:style-name="Normální"><text:a xlink:href="https://eso.ochrance.cz/Nalezene/Edit/11178" office:target-frame-name="_top" xlink:show="replace"><text:span text:style-name="Hypertextovýodkaz">3/2021/NZ</text:span></text:a></text:p>
          </table:table-cell>
          <table:table-cell table:style-name="TableCell66">
            <text:p text:style-name="P67">21</text:p>
          </table:table-cell>
        </table:table-row>
        <table:table-row table:style-name="TableRow68">
          <table:table-cell table:style-name="TableCell69">
            <text:p text:style-name="Normální">Psychiatrická nemocnice Havlíčkův Brod - COVID</text:p>
          </table:table-cell>
          <table:table-cell table:style-name="TableCell70">
            <text:p text:style-name="Normální"><text:a xlink:href="https://eso.ochrance.cz/Nalezene/Edit/9906" office:target-frame-name="_top" xlink:show="replace"><text:span text:style-name="Hypertextovýodkaz">5/2021/NZ</text:span></text:a></text:p>
          </table:table-cell>
          <table:table-cell table:style-name="TableCell71">
            <text:p text:style-name="P72">22</text:p>
          </table:table-cell>
        </table:table-row>
        <table:table-row table:style-name="TableRow73">
          <table:table-cell table:style-name="TableCell74">
            <text:p text:style-name="P75">Psychiatrická nemocnice Brno</text:p>
          </table:table-cell>
          <table:table-cell table:style-name="TableCell76">
            <text:p text:style-name="Normální"><text:a xlink:href="https://eso.ochrance.cz/Nalezene/Edit/10634" office:target-frame-name="_top" xlink:show="replace"><text:span text:style-name="Hypertextovýodkaz">39/2021/NZ</text:span></text:a><text:s/></text:p>
          </table:table-cell>
          <table:table-cell table:style-name="TableCell77">
            <text:p text:style-name="P78">49</text:p>
          </table:table-cell>
        </table:table-row>
        <table:table-row table:style-name="TableRow79">
          <table:table-cell table:style-name="TableCell80">
            <text:p text:style-name="Normální">Psychiatrická léčebna Šternberk</text:p>
          </table:table-cell>
          <table:table-cell table:style-name="TableCell81">
            <text:p text:style-name="Normální"><text:a xlink:href="https://eso.ochrance.cz/Nalezene/Edit/12736" office:target-frame-name="_top" xlink:show="replace"><text:span text:style-name="Hypertextovýodkaz">27/2022/NZ</text:span></text:a></text:p>
          </table:table-cell>
          <table:table-cell table:style-name="TableCell82">
            <text:p text:style-name="P83">50</text:p>
          </table:table-cell>
        </table:table-row>
        <table:table-row table:style-name="TableRow84">
          <table:table-cell table:style-name="TableCell85">
            <text:p text:style-name="P86">Psychiatrická nemocnice Kosmonosy</text:p>
          </table:table-cell>
          <table:table-cell table:style-name="TableCell87">
            <text:p text:style-name="Normální"><text:a xlink:href="https://eso.ochrance.cz/Nalezene/Edit/11732" office:target-frame-name="_top" xlink:show="replace"><text:span text:style-name="Hypertextovýodkaz">32/2022/NZ</text:span></text:a></text:p>
          </table:table-cell>
          <table:table-cell table:style-name="TableCell88">
            <text:p text:style-name="P89">49</text:p>
          </table:table-cell>
        </table:table-row>
        <table:table-row table:style-name="TableRow90">
          <table:table-cell table:style-name="TableCell91">
            <text:p text:style-name="Normální">Psychiatrická nemocnice v Opavě<text:s/></text:p>
          </table:table-cell>
          <table:table-cell table:style-name="TableCell92">
            <text:p text:style-name="Normální"><text:a xlink:href="https://eso.ochrance.cz/Nalezene/Edit/11652" office:target-frame-name="_top" xlink:show="replace"><text:span text:style-name="Hypertextovýodkaz">38/2022/NZ</text:span></text:a></text:p>
          </table:table-cell>
          <table:table-cell table:style-name="TableCell93">
            <text:p text:style-name="P94">8</text:p>
          </table:table-cell>
        </table:table-row>
        <table:table-row table:style-name="TableRow95">
          <table:table-cell table:style-name="TableCell96">
            <text:p text:style-name="Normální">Psychiatrická nemocnice Jihlava<text:s/></text:p>
          </table:table-cell>
          <table:table-cell table:style-name="TableCell97">
            <text:p text:style-name="Normální"><text:a xlink:href="https://eso.ochrance.cz/Nalezene/Edit/12920" office:target-frame-name="_top" xlink:show="replace"><text:span text:style-name="Hypertextovýodkaz">9/2023/NZ</text:span></text:a></text:p>
          </table:table-cell>
          <table:table-cell table:style-name="TableCell98">
            <text:p text:style-name="P99">44</text:p>
          </table:table-cell>
        </table:table-row>
        <table:table-row table:style-name="TableRow100">
          <table:table-cell table:style-name="TableCell101">
            <text:p text:style-name="P102">Psychiatrická nemocnice Horní Beřkovice<text:s/></text:p>
          </table:table-cell>
          <table:table-cell table:style-name="TableCell103">
            <text:p text:style-name="Normální">19/2023/NZ<text:span text:style-name="Značkapozn.podčarou"><text:note text:note-class="footnote" text:id="_ftn2"><text:note-citation>3</text:note-citation><text:note-body><text:p text:style-name="Textpozn.podčarou"><text:s/><text:span text:style-name="T104"><text:tab/></text:span>Šetření prozatím nebylo uzavřeno, zpráva tak není zveřejněna.</text:p></text:note-body></text:note></text:span></text:p>
          </table:table-cell>
          <table:table-cell table:style-name="TableCell105">
            <text:p text:style-name="P106">43</text:p>
          </table:table-cell>
        </table:table-row>
        <table:table-row table:style-name="TableRow107">
          <table:table-cell table:style-name="TableCell108">
            <text:p text:style-name="Normální">Psychiatrická nemocnice Bohnice</text:p>
          </table:table-cell>
          <table:table-cell table:style-name="TableCell109">
            <text:p text:style-name="Normální"><text:a xlink:href="https://eso.ochrance.cz/Nalezene/Edit/12918" office:target-frame-name="_top" xlink:show="replace"><text:span text:style-name="Hypertextovýodkaz">26/2023/NZ</text:span></text:a></text:p>
          </table:table-cell>
          <table:table-cell table:style-name="TableCell110">
            <text:p text:style-name="P111">40</text:p>
          </table:table-cell>
        </table:table-row>
        <table:table-row table:style-name="TableRow112">
          <table:table-cell table:style-name="TableCell113">
            <text:p text:style-name="Normální">Psychiatrická léčebna Petrohrad</text:p>
          </table:table-cell>
          <table:table-cell table:style-name="TableCell114">
            <text:p text:style-name="Normální">39/2023/NZ<text:span text:style-name="Značkapozn.podčarou"><text:note text:note-class="footnote" text:id="_ftn3"><text:note-citation>4</text:note-citation><text:note-body><text:p text:style-name="Textpozn.podčarou"><text:s/><text:span text:style-name="T115"><text:tab/></text:span>Šetření prozatím nebylo uzavřeno, zpráva tak není zveřejněna.</text:p></text:note-body></text:note></text:span></text:p>
          </table:table-cell>
          <table:table-cell table:style-name="TableCell116">
            <text:p text:style-name="P117">58</text:p>
          </table:table-cell>
        </table:table-row>
      </table:table>
      <text:h text:style-name="Nadpis2" text:outline-level="2"/>
      <text:h text:style-name="Nadpis2" text:outline-level="2">K bodu č. 3</text:h>
      <text:p text:style-name="Základnítext"><text:span text:style-name="T118">Ombudsman při návštěvách nepostupuje tak, že by konstatoval nedostatky. Formuluje<text:s/></text:span><text:span text:style-name="T119">opatření k nápravě, která mají přispět k prevenci špatného zacházení. Takových opatření při 13 uvedených návštěvách formuloval celkem 439.<text:s/></text:span>Některá opatření směřují na zjevné nedostatky (např. nedodržení požadovaného rozsahu dokumentace o použití omezovacího prostředku) jiná spíše směřují k dalšímu zlepšení praxe (např. doporučení zavedení pravidelné supervize).</text:p>
      <text:p text:style-name="Základnítext">Ombudsman nevyhodnocuje četnost nedostatků, s nimiž se setkává napříč jednotlivými zařízeními. Nejčastější témata uvádí výše uvedená souhrnná zpráva. Obecně lze konstatovat, že pro ochranné léčení je typické téma léčby bez souhlasu a režimových<text:s/><text:soft-page-break/>opatření (pravidel, která nemocnice po pacientech v rámci léčby vyžadují). Obě témata mají společný základ v nedostatečnosti právní úpravy ochranného léčení, což představuje důležitý systémový problém v této oblasti.</text:p>
      <text:h text:style-name="Nadpis2" text:outline-level="2">K bodu č. 4</text:h>
      <text:p text:style-name="Základnítext"><text:span text:style-name="T120">V letech 2019 a 2023 ombudsman obdržel 96 podnětů zaměřených na podmínky výkonu ochranného léčení v ústavní formě.</text:span><text:s/>Na základě některý podnětů ombudsman zahájil šetření. Závěry z těchto šetření naleznete v <text:a xlink:href="https://eso.ochrance.cz/" office:target-frame-name="_top" xlink:show="replace"><text:span text:style-name="Hypertextovýodkaz">Evidenci stanovisek ochránce</text:span></text:a>, když zadáte<text:s/><text:span text:style-name="T121">Oblast práva: 202.4 Ochranné léčení</text:span>.</text:p>
      <text:p text:style-name="Základnítext">V dotazu se však ptáte na to, kolik pacientů ve výkonu ochranného léčení se na ombudsmana obrátilo. Takto ombudsman<text:s/>podněty neeviduje. Pokud by se na ombudsmana obrátil pacient ve výkonu ochranného léčení s podnětem, který nesouvisí s podmínkami jeho výkonu (např. oblast invalidních důchodů), nebyl by zahrnut ve výše uvedených 96 podnětech. Naopak by mezi nimi byl zahrnut podnět od osoby, která sice aktuálně ochranné léčení nevykonává (např. propuštěný pacient, osoba blízká pacientovi), ale upozorňuje na podmínky jeho výkonu.</text:p>
      <text:p text:style-name="Základnítext">S pozdravem</text:p>
      <text:p text:style-name="P122">JUDr. Pavel Pořízek, Ph.D. v. r.</text:p>
      <text:p text:style-name="podpis">vedoucí Kanceláře veřejného ochránce práv</text:p>
      <text:p text:style-name="podpis">(podepsáno elektronicky)</text:p>
      <text:p text:style-name="Normální"/>
      <text:h text:style-name="Nadpis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3LVL1"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ELKSG*</text:span></text:p>
        <text:p text:style-name="P12"><text:span text:style-name="T13">KVOPX00ELKSG</text:span>KVOPX00ELKSG</text:p>
        <text:p text:style-name="P14"/>
      </style:header>
      <style:footer>
        <text:p text:style-name="kontakt">Kancelář veřejného ochránce práv, Údolní 39, 602 00 Brno, tel.: (+420) 542<text:s/>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4-08-20T09:57:00Z</meta:creation-date>
    <dc:date>2024-08-21T08:35:00Z</dc:date>
    <meta:print-date>2016-06-27T07:08:00Z</meta:print-date>
    <meta:template xlink:href="KVOP_dopis%20vedoucího" xlink:type="simple"/>
    <meta:editing-cycles>3</meta:editing-cycles>
    <meta:editing-duration>PT120S</meta:editing-duration>
    <meta:user-defined meta:name="ContentTypeId">0x010100D3A71DC738674B4893D02C4CA0E22FAC</meta:user-defined>
    <meta:document-statistic meta:page-count="3" meta:paragraph-count="11" meta:word-count="839" meta:character-count="5779" meta:row-count="41" meta:non-whitespace-character-count="4951"/>
  </office:meta>
</office:document-meta>
</file>